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f43" officeooo:paragraph-rsid="0011ef43"/>
    </style:style>
    <style:style style:name="P2" style:family="paragraph" style:parent-style-name="Standard">
      <style:paragraph-properties fo:text-align="start" style:justify-single-word="false"/>
      <style:text-properties officeooo:rsid="0011ef43" officeooo:paragraph-rsid="0011ef4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ef43" officeooo:paragraph-rsid="0011ef43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1ef43" officeooo:paragraph-rsid="0011ef43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1ef43" officeooo:paragraph-rsid="0011ef43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11ef43" officeooo:paragraph-rsid="0011ef43"/>
    </style:style>
    <style:style style:name="T1" style:family="text">
      <style:text-properties officeooo:rsid="00129a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SOURCE CODE</text:p>
      <text:p text:style-name="P1"/>
      <text:p text:style-name="P1"/>
      <text:p text:style-name="P2">points of execution:</text:p>
      <text:p text:style-name="P2"/>
      <text:list xml:id="list740479495185025417" text:style-name="L1">
        <text:list-item>
          <text:p text:style-name="P3">unit_test.py</text:p>
        </text:list-item>
        <text:list-item>
          <text:p text:style-name="P3">execute.py</text:p>
        </text:list-item>
      </text:list>
      <text:p text:style-name="P2"/>
      <text:list xml:id="list225644506204882" text:continue-numbering="true" text:style-name="L1">
        <text:list-item>
          <text:p text:style-name="P3">Run the above by opening a terminal and typing: </text:p>
          <text:p text:style-name="P3"/>
          <text:p text:style-name="P3"><text:tab/>$ python unit_test.py</text:p>
          <text:p text:style-name="P3"><text:tab/>$ python execute.py &lt;PRAMETER1&gt; &lt;PARAMETER2&gt; &lt;PARAMETER3&gt; &lt;PARAMETER4&gt;</text:p>
          <text:p text:style-name="P3"/>
          <text:p text:style-name="P3">- for details on the parameters just run the python code without any parameters</text:p>
        </text:list-item>
      </text:list>
      <text:p text:style-name="P2"/>
      <text:p text:style-name="P2">Running unit_test.py</text:p>
      <text:p text:style-name="P2"/>
      <text:list xml:id="list5671331603293196734" text:style-name="L2">
        <text:list-item>
          <text:p text:style-name="P4">tests segment module</text:p>
        </text:list-item>
        <text:list-item>
          <text:p text:style-name="P4">tests extraction module</text:p>
        </text:list-item>
      </text:list>
      <text:list xml:id="list4501643012783679902" text:style-name="L5">
        <text:list-item>
          <text:list>
            <text:list-item>
              <text:p text:style-name="P6">edit any constants at the top of segmentModule.py</text:p>
            </text:list-item>
            <text:list-item>
              <text:p text:style-name="P6">uncomment <text:s/><text:span text:style-name="T1">test_extract</text:span></text:p>
            </text:list-item>
            <text:list-item>
              <text:p text:style-name="P6">run using the command</text:p>
              <text:list>
                <text:list-header>
                  <text:p text:style-name="P6">$ python unit_test</text:p>
                </text:list-header>
              </text:list>
            </text:list-item>
          </text:list>
        </text:list-item>
      </text:list>
      <text:list xml:id="list225643203956635" text:continue-list="list5671331603293196734" text:style-name="L2">
        <text:list-item>
          <text:p text:style-name="P4">To test segment module</text:p>
        </text:list-item>
      </text:list>
      <text:list xml:id="list8242108171794937018" text:style-name="L3">
        <text:list-item>
          <text:list>
            <text:list-item>
              <text:p text:style-name="P5">edit any constants at the top of segmentModule.py</text:p>
            </text:list-item>
            <text:list-item>
              <text:p text:style-name="P5">uncomment <text:s/>test_getSegments(“IMAGE FILE”,”SHOW/NOSHOW”)</text:p>
            </text:list-item>
            <text:list-item>
              <text:p text:style-name="P5">run using the command</text:p>
              <text:list>
                <text:list-header>
                  <text:p text:style-name="P5">$ python unit_test</text:p>
                </text:list-header>
              </text:list>
            </text:list-item>
          </text:list>
        </text:list-item>
      </text:list>
      <text:p text:style-name="P2"/>
      <text:p text:style-name="P2">Running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20:52.262609622</meta:creation-date>
    <dc:date>2017-12-07T22:56:42.693463822</dc:date>
    <meta:editing-duration>PT1H14M49S</meta:editing-duration>
    <meta:editing-cycles>1</meta:editing-cycles>
    <meta:document-statistic meta:table-count="0" meta:image-count="0" meta:object-count="0" meta:page-count="1" meta:paragraph-count="23" meta:word-count="108" meta:character-count="654" meta:non-whitespace-character-count="578"/>
    <meta:generator>LibreOffice/5.1.6.2$Linux_X86_64 LibreOffice_project/10m0$Build-2</meta:generator>
  </office:meta>
</office:document-meta>
</file>